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231f20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26pt double #231f20" style:border-line-width-right="0.04mm 0.04mm 0.04mm" fo:border-top="none"/>
      <style:paragraph-properties fo:text-align="center"/>
      <style:text-properties fo:color="#231f20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double #231f20" style:border-line-width-bottom="0.04mm 0.04mm 0.04mm" style:text-align-source="fix" style:repeat-content="false" fo:border-left="none" fo:border-right="none" fo:border-top="none"/>
      <style:paragraph-properties fo:text-align="center"/>
      <style:text-properties fo:color="#231f20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border-bottom="0.06pt solid #231f20" style:text-align-source="fix" style:repeat-content="false" fo:border-left="0.26pt double #231f20" style:border-line-width-left="0.04mm 0.04mm 0.04mm" fo:border-right="0.99pt solid #231f20" fo:border-top="0.06pt double #231f20" style:border-line-width-top="0mm 0.04mm 0.02mm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border-bottom="0.06pt solid #231f20" style:text-align-source="fix" style:repeat-content="false" fo:border-left="0.26pt double #231f20" style:border-line-width-left="0.04mm 0.04mm 0.04mm" fo:border-right="0.99pt solid #231f20" fo:border-top="0.06pt solid #231f20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order-bottom="0.06pt double #231f20" style:border-line-width-bottom="0mm 0.04mm 0.02mm" style:text-align-source="fix" style:repeat-content="false" fo:border-left="0.26pt double #231f20" style:border-line-width-left="0.04mm 0.04mm 0.04mm" fo:border-right="0.99pt double #231f20" style:border-line-width-right="0.12mm 0.12mm 0.12mm" fo:border-top="0.06pt solid #231f20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-bottom="0.06pt solid #231f20" style:text-align-source="fix" style:repeat-content="false" fo:border-left="0.99pt double #231f20" style:border-line-width-left="0.12mm 0.12mm 0.12mm" fo:border-right="0.99pt solid #231f20" fo:border-top="0.06pt double #231f20" style:border-line-width-top="0mm 0.04mm 0.02mm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order-bottom="0.06pt solid #231f20" style:text-align-source="fix" style:repeat-content="false" fo:border-left="0.99pt solid #231f20" fo:border-right="0.99pt solid #231f20" fo:border-top="0.06pt solid #231f20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border-bottom="0.06pt double #231f20" style:border-line-width-bottom="0mm 0.04mm 0.02mm" style:text-align-source="fix" style:repeat-content="false" fo:border-left="0.99pt solid #231f20" fo:border-right="0.99pt double #231f20" style:border-line-width-right="0.12mm 0.12mm 0.12mm" fo:border-top="0.06pt solid #231f20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0.06pt solid #231f20" fo:border-left="0.99pt double #231f20" style:border-line-width-left="0.12mm 0.12mm 0.12mm" fo:border-right="0.99pt solid #231f20" fo:border-top="0.06pt double #231f20" style:border-line-width-top="0mm 0.04mm 0.02mm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order-bottom="0.06pt solid #231f20" fo:border-left="0.99pt solid #231f20" fo:border-right="0.99pt solid #231f20" fo:border-top="0.06pt solid #231f20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fo:border-bottom="0.06pt double #231f20" style:border-line-width-bottom="0mm 0.04mm 0.02mm" fo:border-left="0.99pt solid #231f20" fo:border-right="0.99pt double #231f20" style:border-line-width-right="0.12mm 0.12mm 0.12mm" fo:border-top="0.06pt solid #231f20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0.06pt solid #231f20" style:text-align-source="fix" style:repeat-content="false" fo:border-left="0.99pt double #231f20" style:border-line-width-left="0.12mm 0.12mm 0.12mm" fo:border-right="0.99pt solid #231f20" fo:border-top="0.06pt double #231f20" style:border-line-width-top="0mm 0.04mm 0.02mm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order-bottom="0.06pt solid #231f20" style:text-align-source="fix" style:repeat-content="false" fo:border-left="0.99pt solid #231f20" fo:border-right="0.99pt solid #231f20" fo:border-top="0.06pt solid #231f20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order-bottom="0.06pt double #231f20" style:border-line-width-bottom="0mm 0.04mm 0.02mm" style:text-align-source="fix" style:repeat-content="false" fo:border-left="0.99pt solid #231f20" fo:border-right="0.99pt double #231f20" style:border-line-width-right="0.12mm 0.12mm 0.12mm" fo:border-top="0.06pt solid #231f20"/>
      <style:paragraph-properties fo:text-align="end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0.06pt solid #231f20" style:text-align-source="fix" style:repeat-content="false" fo:border-left="0.99pt double #231f20" style:border-line-width-left="0.12mm 0.12mm 0.12mm" fo:border-right="0.26pt double #231f20" style:border-line-width-right="0.04mm 0.04mm 0.04mm" fo:border-top="0.06pt double #231f20" style:border-line-width-top="0mm 0.04mm 0.02mm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order-bottom="0.06pt solid #231f20" style:text-align-source="fix" style:repeat-content="false" fo:border-left="0.99pt solid #231f20" fo:border-right="0.26pt double #231f20" style:border-line-width-right="0.04mm 0.04mm 0.04mm" fo:border-top="0.06pt solid #231f20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0.06pt double #231f20" style:border-line-width-bottom="0mm 0.04mm 0.02mm" style:text-align-source="fix" style:repeat-content="false" fo:border-left="0.99pt solid #231f20" fo:border-right="0.26pt double #231f20" style:border-line-width-right="0.04mm 0.04mm 0.04mm" fo:border-top="0.06pt solid #231f20"/>
      <style:paragraph-properties fo:text-align="center"/>
      <style:text-properties fo:color="#231f2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26pt double #231f20" style:border-line-width-bottom="0.04mm 0.04mm 0.04mm" fo:border-left="none" fo:border-right="none" fo:border-top="none"/>
      <style:text-properties fo:color="#231f20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8" table:default-cell-style-name="ce8"/>
        <table:table-column table:style-name="co1" table:number-columns-repeated="2" table:default-cell-style-name="ce11"/>
        <table:table-column table:style-name="co1" table:default-cell-style-name="ce8"/>
        <table:table-column table:style-name="co1" table:number-columns-repeated="2" table:default-cell-style-name="ce14"/>
        <table:table-column table:style-name="co1" table:default-cell-style-name="ce17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percentage" office:value="0.07" calcext:value-type="percentage">
            <text:p>7.00%</text:p>
          </table:table-cell>
          <table:table-cell table:style-name="ce7" office:value-type="percentage" office:value="0.14" calcext:value-type="percentage">
            <text:p>14.00%</text:p>
          </table:table-cell>
          <table:table-cell table:style-name="ce7" office:value-type="percentage" office:value="0.21" calcext:value-type="percentage">
            <text:p>21.00%</text:p>
          </table:table-cell>
          <table:table-cell table:style-name="ce7" office:value-type="percentage" office:value="0.27" calcext:value-type="percentage">
            <text:p>27.00%</text:p>
          </table:table-cell>
          <table:table-cell table:style-name="ce7" office:value-type="percentage" office:value="0.34" calcext:value-type="percentage">
            <text:p>34.00%</text:p>
          </table:table-cell>
          <table:table-cell table:style-name="ce7" office:value-type="percentage" office:value="0.41" calcext:value-type="percentage">
            <text:p>41.00%</text:p>
          </table:table-cell>
          <table:table-cell table:style-name="ce7" office:value-type="percentage" office:value="0.48" calcext:value-type="percentage">
            <text:p>48.00%</text:p>
          </table:table-cell>
          <table:table-cell table:style-name="ce7" office:value-type="percentage" office:value="0.55" calcext:value-type="percentage">
            <text:p>55.00%</text:p>
          </table:table-cell>
          <table:table-cell table:style-name="ce7" office:value-type="percentage" office:value="0.62" calcext:value-type="percentage">
            <text:p>62.00%</text:p>
          </table:table-cell>
          <table:table-cell table:style-name="ce10" office:value-type="percentage" office:value="0.68" calcext:value-type="percentage">
            <text:p>68.00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7" office:value-type="percentage" office:value="0.82" calcext:value-type="percentage">
            <text:p>82.00%</text:p>
          </table:table-cell>
          <table:table-cell table:style-name="ce13" office:value-type="percentage" office:value="0.89" calcext:value-type="percentage">
            <text:p>89.00%</text:p>
          </table:table-cell>
          <table:table-cell table:style-name="ce13" office:value-type="percentage" office:value="0.96" calcext:value-type="percentage">
            <text:p>96.00%</text:p>
          </table:table-cell>
          <table:table-cell table:style-name="ce16" office:value-type="percentage" office:value="1.03" calcext:value-type="percentage">
            <text:p>103.00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06" calcext:value-type="percentage">
            <text:p>106.00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1.01" calcext:value-type="percentage">
            <text:p>101.00%</text:p>
          </table:table-cell>
          <table:table-cell office:value-type="percentage" office:value="1.09" calcext:value-type="percentage">
            <text:p>109.00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1.04" calcext:value-type="percentage">
            <text:p>104.00%</text:p>
          </table:table-cell>
          <table:table-cell office:value-type="percentage" office:value="1.12" calcext:value-type="percentage">
            <text:p>112.00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07" calcext:value-type="percentage">
            <text:p>107.00%</text:p>
          </table:table-cell>
          <table:table-cell office:value-type="percentage" office:value="1.15" calcext:value-type="percentage">
            <text:p>115.00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1.02" calcext:value-type="percentage">
            <text:p>102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18" calcext:value-type="percentage">
            <text:p>118.00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1.05" calcext:value-type="percentage">
            <text:p>105.00%</text:p>
          </table:table-cell>
          <table:table-cell office:value-type="percentage" office:value="1.13" calcext:value-type="percentage">
            <text:p>113.00%</text:p>
          </table:table-cell>
          <table:table-cell office:value-type="percentage" office:value="1.21" calcext:value-type="percentage">
            <text:p>121.00%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07" calcext:value-type="percentage">
            <text:p>107.00%</text:p>
          </table:table-cell>
          <table:table-cell office:value-type="percentage" office:value="1.16" calcext:value-type="percentage">
            <text:p>116.00%</text:p>
          </table:table-cell>
          <table:table-cell office:value-type="percentage" office:value="1.24" calcext:value-type="percentage">
            <text:p>124.00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1.01" calcext:value-type="percentage">
            <text:p>101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18" calcext:value-type="percentage">
            <text:p>118.00%</text:p>
          </table:table-cell>
          <table:table-cell office:value-type="percentage" office:value="1.27" calcext:value-type="percentage">
            <text:p>127.00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1.04" calcext:value-type="percentage">
            <text:p>104.00%</text:p>
          </table:table-cell>
          <table:table-cell office:value-type="percentage" office:value="1.13" calcext:value-type="percentage">
            <text:p>113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" calcext:value-type="percentage">
            <text:p>130.00%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1.06" calcext:value-type="percentage">
            <text:p>106.00%</text:p>
          </table:table-cell>
          <table:table-cell office:value-type="percentage" office:value="1.15" calcext:value-type="percentage">
            <text:p>115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3" calcext:value-type="percentage">
            <text:p>133.00%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.09" calcext:value-type="percentage">
            <text:p>109.00%</text:p>
          </table:table-cell>
          <table:table-cell office:value-type="percentage" office:value="1.18" calcext:value-type="percentage">
            <text:p>118.00%</text:p>
          </table:table-cell>
          <table:table-cell office:value-type="percentage" office:value="1.27" calcext:value-type="percentage">
            <text:p>127.00%</text:p>
          </table:table-cell>
          <table:table-cell office:value-type="percentage" office:value="1.36" calcext:value-type="percentage">
            <text:p>136.00%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1.02" calcext:value-type="percentage">
            <text:p>102.00%</text:p>
          </table:table-cell>
          <table:table-cell office:value-type="percentage" office:value="1.12" calcext:value-type="percentage">
            <text:p>112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39" calcext:value-type="percentage">
            <text:p>139.00%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1.05" calcext:value-type="percentage">
            <text:p>105.00%</text:p>
          </table:table-cell>
          <table:table-cell office:value-type="percentage" office:value="1.14" calcext:value-type="percentage">
            <text:p>114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3" calcext:value-type="percentage">
            <text:p>133.00%</text:p>
          </table:table-cell>
          <table:table-cell office:value-type="percentage" office:value="1.43" calcext:value-type="percentage">
            <text:p>143.00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1.07" calcext:value-type="percentage">
            <text:p>107.00%</text:p>
          </table:table-cell>
          <table:table-cell office:value-type="percentage" office:value="1.17" calcext:value-type="percentage">
            <text:p>117.00%</text:p>
          </table:table-cell>
          <table:table-cell office:value-type="percentage" office:value="1.26" calcext:value-type="percentage">
            <text:p>126.00%</text:p>
          </table:table-cell>
          <table:table-cell office:value-type="percentage" office:value="1.36" calcext:value-type="percentage">
            <text:p>136.00%</text:p>
          </table:table-cell>
          <table:table-cell office:value-type="percentage" office:value="1.46" calcext:value-type="percentage">
            <text:p>146.00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09" calcext:value-type="percentage">
            <text:p>109.00%</text:p>
          </table:table-cell>
          <table:table-cell office:value-type="percentage" office:value="1.19" calcext:value-type="percentage">
            <text:p>119.00%</text:p>
          </table:table-cell>
          <table:table-cell office:value-type="percentage" office:value="1.29" calcext:value-type="percentage">
            <text:p>129.00%</text:p>
          </table:table-cell>
          <table:table-cell office:value-type="percentage" office:value="1.39" calcext:value-type="percentage">
            <text:p>139.00%</text:p>
          </table:table-cell>
          <table:table-cell office:value-type="percentage" office:value="1.49" calcext:value-type="percentage">
            <text:p>149.00%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1.02" calcext:value-type="percentage">
            <text:p>102.00%</text:p>
          </table:table-cell>
          <table:table-cell office:value-type="percentage" office:value="1.12" calcext:value-type="percentage">
            <text:p>112.00%</text:p>
          </table:table-cell>
          <table:table-cell office:value-type="percentage" office:value="1.22" calcext:value-type="percentage">
            <text:p>122.00%</text:p>
          </table:table-cell>
          <table:table-cell office:value-type="percentage" office:value="1.32" calcext:value-type="percentage">
            <text:p>132.00%</text:p>
          </table:table-cell>
          <table:table-cell office:value-type="percentage" office:value="1.42" calcext:value-type="percentage">
            <text:p>142.00%</text:p>
          </table:table-cell>
          <table:table-cell office:value-type="percentage" office:value="1.52" calcext:value-type="percentage">
            <text:p>152.00%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1.04" calcext:value-type="percentage">
            <text:p>104.00%</text:p>
          </table:table-cell>
          <table:table-cell office:value-type="percentage" office:value="1.14" calcext:value-type="percentage">
            <text:p>114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1.45" calcext:value-type="percentage">
            <text:p>145.00%</text:p>
          </table:table-cell>
          <table:table-cell office:value-type="percentage" office:value="1.55" calcext:value-type="percentage">
            <text:p>155.00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1.06" calcext:value-type="percentage">
            <text:p>106.00%</text:p>
          </table:table-cell>
          <table:table-cell office:value-type="percentage" office:value="1.16" calcext:value-type="percentage">
            <text:p>116.00%</text:p>
          </table:table-cell>
          <table:table-cell office:value-type="percentage" office:value="1.27" calcext:value-type="percentage">
            <text:p>127.00%</text:p>
          </table:table-cell>
          <table:table-cell office:value-type="percentage" office:value="1.38" calcext:value-type="percentage">
            <text:p>138.00%</text:p>
          </table:table-cell>
          <table:table-cell office:value-type="percentage" office:value="1.48" calcext:value-type="percentage">
            <text:p>148.00%</text:p>
          </table:table-cell>
          <table:table-cell office:value-type="percentage" office:value="1.59" calcext:value-type="percentage">
            <text:p>159.00%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1.08" calcext:value-type="percentage">
            <text:p>108.00%</text:p>
          </table:table-cell>
          <table:table-cell office:value-type="percentage" office:value="1.19" calcext:value-type="percentage">
            <text:p>119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1.51" calcext:value-type="percentage">
            <text:p>151.00%</text:p>
          </table:table-cell>
          <table:table-cell office:value-type="percentage" office:value="1.62" calcext:value-type="percentage">
            <text:p>162.00%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2" calcext:value-type="percentage">
            <text:p>132.00%</text:p>
          </table:table-cell>
          <table:table-cell office:value-type="percentage" office:value="1.43" calcext:value-type="percentage">
            <text:p>143.00%</text:p>
          </table:table-cell>
          <table:table-cell office:value-type="percentage" office:value="1.54" calcext:value-type="percentage">
            <text:p>154.00%</text:p>
          </table:table-cell>
          <table:table-cell office:value-type="percentage" office:value="1.65" calcext:value-type="percentage">
            <text:p>165.00%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01" calcext:value-type="percentage">
            <text:p>101.00%</text:p>
          </table:table-cell>
          <table:table-cell office:value-type="percentage" office:value="1.12" calcext:value-type="percentage">
            <text:p>112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1.46" calcext:value-type="percentage">
            <text:p>146.00%</text:p>
          </table:table-cell>
          <table:table-cell office:value-type="percentage" office:value="1.57" calcext:value-type="percentage">
            <text:p>157.00%</text:p>
          </table:table-cell>
          <table:table-cell office:value-type="percentage" office:value="1.69" calcext:value-type="percentage">
            <text:p>169.00%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1.03" calcext:value-type="percentage">
            <text:p>103.00%</text:p>
          </table:table-cell>
          <table:table-cell office:value-type="percentage" office:value="1.15" calcext:value-type="percentage">
            <text:p>115.00%</text:p>
          </table:table-cell>
          <table:table-cell office:value-type="percentage" office:value="1.26" calcext:value-type="percentage">
            <text:p>126.00%</text:p>
          </table:table-cell>
          <table:table-cell office:value-type="percentage" office:value="1.38" calcext:value-type="percentage">
            <text:p>138.00%</text:p>
          </table:table-cell>
          <table:table-cell office:value-type="percentage" office:value="1.49" calcext:value-type="percentage">
            <text:p>149.00%</text:p>
          </table:table-cell>
          <table:table-cell office:value-type="percentage" office:value="1.61" calcext:value-type="percentage">
            <text:p>161.00%</text:p>
          </table:table-cell>
          <table:table-cell office:value-type="percentage" office:value="1.72" calcext:value-type="percentage">
            <text:p>172.00%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1.05" calcext:value-type="percentage">
            <text:p>105.00%</text:p>
          </table:table-cell>
          <table:table-cell office:value-type="percentage" office:value="1.17" calcext:value-type="percentage">
            <text:p>117.00%</text:p>
          </table:table-cell>
          <table:table-cell office:value-type="percentage" office:value="1.29" calcext:value-type="percentage">
            <text:p>129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1.52" calcext:value-type="percentage">
            <text:p>152.00%</text:p>
          </table:table-cell>
          <table:table-cell office:value-type="percentage" office:value="1.64" calcext:value-type="percentage">
            <text:p>164.00%</text:p>
          </table:table-cell>
          <table:table-cell office:value-type="percentage" office:value="1.75" calcext:value-type="percentage">
            <text:p>175.00%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1.07" calcext:value-type="percentage">
            <text:p>107.00%</text:p>
          </table:table-cell>
          <table:table-cell office:value-type="percentage" office:value="1.19" calcext:value-type="percentage">
            <text:p>119.00%</text:p>
          </table:table-cell>
          <table:table-cell office:value-type="percentage" office:value="1.31" calcext:value-type="percentage">
            <text:p>131.00%</text:p>
          </table:table-cell>
          <table:table-cell office:value-type="percentage" office:value="1.43" calcext:value-type="percentage">
            <text:p>143.00%</text:p>
          </table:table-cell>
          <table:table-cell office:value-type="percentage" office:value="1.55" calcext:value-type="percentage">
            <text:p>155.00%</text:p>
          </table:table-cell>
          <table:table-cell office:value-type="percentage" office:value="1.67" calcext:value-type="percentage">
            <text:p>167.00%</text:p>
          </table:table-cell>
          <table:table-cell office:value-type="percentage" office:value="1.79" calcext:value-type="percentage">
            <text:p>179.00%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1.09" calcext:value-type="percentage">
            <text:p>109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3" calcext:value-type="percentage">
            <text:p>133.00%</text:p>
          </table:table-cell>
          <table:table-cell office:value-type="percentage" office:value="1.46" calcext:value-type="percentage">
            <text:p>146.00%</text:p>
          </table:table-cell>
          <table:table-cell office:value-type="percentage" office:value="1.58" calcext:value-type="percentage">
            <text:p>158.00%</text:p>
          </table:table-cell>
          <table:table-cell office:value-type="percentage" office:value="1.7" calcext:value-type="percentage">
            <text:p>170.00%</text:p>
          </table:table-cell>
          <table:table-cell office:value-type="percentage" office:value="1.82" calcext:value-type="percentage">
            <text:p>182.00%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11" calcext:value-type="percentage">
            <text:p>111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6" calcext:value-type="percentage">
            <text:p>136.00%</text:p>
          </table:table-cell>
          <table:table-cell office:value-type="percentage" office:value="1.48" calcext:value-type="percentage">
            <text:p>148.00%</text:p>
          </table:table-cell>
          <table:table-cell office:value-type="percentage" office:value="1.61" calcext:value-type="percentage">
            <text:p>161.00%</text:p>
          </table:table-cell>
          <table:table-cell office:value-type="percentage" office:value="1.73" calcext:value-type="percentage">
            <text:p>173.00%</text:p>
          </table:table-cell>
          <table:table-cell office:value-type="percentage" office:value="1.85" calcext:value-type="percentage">
            <text:p>185.00%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1.01" calcext:value-type="percentage">
            <text:p>101.00%</text:p>
          </table:table-cell>
          <table:table-cell office:value-type="percentage" office:value="1.13" calcext:value-type="percentage">
            <text:p>113.00%</text:p>
          </table:table-cell>
          <table:table-cell office:value-type="percentage" office:value="1.26" calcext:value-type="percentage">
            <text:p>126.00%</text:p>
          </table:table-cell>
          <table:table-cell office:value-type="percentage" office:value="1.38" calcext:value-type="percentage">
            <text:p>138.00%</text:p>
          </table:table-cell>
          <table:table-cell office:value-type="percentage" office:value="1.51" calcext:value-type="percentage">
            <text:p>151.00%</text:p>
          </table:table-cell>
          <table:table-cell office:value-type="percentage" office:value="1.64" calcext:value-type="percentage">
            <text:p>164.00%</text:p>
          </table:table-cell>
          <table:table-cell office:value-type="percentage" office:value="1.76" calcext:value-type="percentage">
            <text:p>176.00%</text:p>
          </table:table-cell>
          <table:table-cell office:value-type="percentage" office:value="1.89" calcext:value-type="percentage">
            <text:p>189.00%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1.02" calcext:value-type="percentage">
            <text:p>102.00%</text:p>
          </table:table-cell>
          <table:table-cell office:value-type="percentage" office:value="1.15" calcext:value-type="percentage">
            <text:p>115.00%</text:p>
          </table:table-cell>
          <table:table-cell office:value-type="percentage" office:value="1.28" calcext:value-type="percentage">
            <text:p>128.00%</text:p>
          </table:table-cell>
          <table:table-cell office:value-type="percentage" office:value="1.41" calcext:value-type="percentage">
            <text:p>141.00%</text:p>
          </table:table-cell>
          <table:table-cell office:value-type="percentage" office:value="1.54" calcext:value-type="percentage">
            <text:p>154.00%</text:p>
          </table:table-cell>
          <table:table-cell office:value-type="percentage" office:value="1.66" calcext:value-type="percentage">
            <text:p>166.00%</text:p>
          </table:table-cell>
          <table:table-cell office:value-type="percentage" office:value="1.79" calcext:value-type="percentage">
            <text:p>179.00%</text:p>
          </table:table-cell>
          <table:table-cell office:value-type="percentage" office:value="1.92" calcext:value-type="percentage">
            <text:p>192.00%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1.04" calcext:value-type="percentage">
            <text:p>104.00%</text:p>
          </table:table-cell>
          <table:table-cell office:value-type="percentage" office:value="1.17" calcext:value-type="percentage">
            <text:p>117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43" calcext:value-type="percentage">
            <text:p>143.00%</text:p>
          </table:table-cell>
          <table:table-cell office:value-type="percentage" office:value="1.56" calcext:value-type="percentage">
            <text:p>156.00%</text:p>
          </table:table-cell>
          <table:table-cell office:value-type="percentage" office:value="1.69" calcext:value-type="percentage">
            <text:p>169.00%</text:p>
          </table:table-cell>
          <table:table-cell office:value-type="percentage" office:value="1.83" calcext:value-type="percentage">
            <text:p>183.00%</text:p>
          </table:table-cell>
          <table:table-cell office:value-type="percentage" office:value="1.96" calcext:value-type="percentage">
            <text:p>196.00%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1.06" calcext:value-type="percentage">
            <text:p>106.00%</text:p>
          </table:table-cell>
          <table:table-cell office:value-type="percentage" office:value="1.19" calcext:value-type="percentage">
            <text:p>119.00%</text:p>
          </table:table-cell>
          <table:table-cell office:value-type="percentage" office:value="1.33" calcext:value-type="percentage">
            <text:p>133.00%</text:p>
          </table:table-cell>
          <table:table-cell office:value-type="percentage" office:value="1.46" calcext:value-type="percentage">
            <text:p>146.00%</text:p>
          </table:table-cell>
          <table:table-cell office:value-type="percentage" office:value="1.59" calcext:value-type="percentage">
            <text:p>159.00%</text:p>
          </table:table-cell>
          <table:table-cell office:value-type="percentage" office:value="1.72" calcext:value-type="percentage">
            <text:p>172.00%</text:p>
          </table:table-cell>
          <table:table-cell office:value-type="percentage" office:value="1.86" calcext:value-type="percentage">
            <text:p>186.00%</text:p>
          </table:table-cell>
          <table:table-cell office:value-type="percentage" office:value="1.99" calcext:value-type="percentage">
            <text:p>199.00%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81" calcext:value-type="percentage">
            <text:p>81.00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1.08" calcext:value-type="percentage">
            <text:p>108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1.48" calcext:value-type="percentage">
            <text:p>148.00%</text:p>
          </table:table-cell>
          <table:table-cell office:value-type="percentage" office:value="1.62" calcext:value-type="percentage">
            <text:p>162.00%</text:p>
          </table:table-cell>
          <table:table-cell office:value-type="percentage" office:value="1.75" calcext:value-type="percentage">
            <text:p>175.00%</text:p>
          </table:table-cell>
          <table:table-cell office:value-type="percentage" office:value="1.89" calcext:value-type="percentage">
            <text:p>189.00%</text:p>
          </table:table-cell>
          <table:table-cell office:value-type="percentage" office:value="2.02" calcext:value-type="percentage">
            <text:p>202.00%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1.1" calcext:value-type="percentage">
            <text:p>110.00%</text:p>
          </table:table-cell>
          <table:table-cell office:value-type="percentage" office:value="1.24" calcext:value-type="percentage">
            <text:p>124.00%</text:p>
          </table:table-cell>
          <table:table-cell office:value-type="percentage" office:value="1.37" calcext:value-type="percentage">
            <text:p>137.00%</text:p>
          </table:table-cell>
          <table:table-cell office:value-type="percentage" office:value="1.51" calcext:value-type="percentage">
            <text:p>151.00%</text:p>
          </table:table-cell>
          <table:table-cell office:value-type="percentage" office:value="1.65" calcext:value-type="percentage">
            <text:p>165.00%</text:p>
          </table:table-cell>
          <table:table-cell office:value-type="percentage" office:value="1.79" calcext:value-type="percentage">
            <text:p>179.00%</text:p>
          </table:table-cell>
          <table:table-cell office:value-type="percentage" office:value="1.92" calcext:value-type="percentage">
            <text:p>192.00%</text:p>
          </table:table-cell>
          <table:table-cell office:value-type="percentage" office:value="2.06" calcext:value-type="percentage">
            <text:p>206.00%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1.12" calcext:value-type="percentage">
            <text:p>112.00%</text:p>
          </table:table-cell>
          <table:table-cell office:value-type="percentage" office:value="1.26" calcext:value-type="percentage">
            <text:p>126.00%</text:p>
          </table:table-cell>
          <table:table-cell office:value-type="percentage" office:value="1.4" calcext:value-type="percentage">
            <text:p>140.00%</text:p>
          </table:table-cell>
          <table:table-cell office:value-type="percentage" office:value="1.54" calcext:value-type="percentage">
            <text:p>154.00%</text:p>
          </table:table-cell>
          <table:table-cell office:value-type="percentage" office:value="1.68" calcext:value-type="percentage">
            <text:p>168.00%</text:p>
          </table:table-cell>
          <table:table-cell office:value-type="percentage" office:value="1.82" calcext:value-type="percentage">
            <text:p>182.00%</text:p>
          </table:table-cell>
          <table:table-cell office:value-type="percentage" office:value="1.96" calcext:value-type="percentage">
            <text:p>196.00%</text:p>
          </table:table-cell>
          <table:table-cell office:value-type="percentage" office:value="2.09" calcext:value-type="percentage">
            <text:p>209.00%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1.13" calcext:value-type="percentage">
            <text:p>113.00%</text:p>
          </table:table-cell>
          <table:table-cell office:value-type="percentage" office:value="1.28" calcext:value-type="percentage">
            <text:p>128.00%</text:p>
          </table:table-cell>
          <table:table-cell office:value-type="percentage" office:value="1.42" calcext:value-type="percentage">
            <text:p>142.00%</text:p>
          </table:table-cell>
          <table:table-cell office:value-type="percentage" office:value="1.56" calcext:value-type="percentage">
            <text:p>156.00%</text:p>
          </table:table-cell>
          <table:table-cell office:value-type="percentage" office:value="1.7" calcext:value-type="percentage">
            <text:p>170.00%</text:p>
          </table:table-cell>
          <table:table-cell office:value-type="percentage" office:value="1.84" calcext:value-type="percentage">
            <text:p>184.00%</text:p>
          </table:table-cell>
          <table:table-cell office:value-type="percentage" office:value="1.99" calcext:value-type="percentage">
            <text:p>199.00%</text:p>
          </table:table-cell>
          <table:table-cell office:value-type="percentage" office:value="2.13" calcext:value-type="percentage">
            <text:p>213.00%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1.01" calcext:value-type="percentage">
            <text:p>101.00%</text:p>
          </table:table-cell>
          <table:table-cell office:value-type="percentage" office:value="1.15" calcext:value-type="percentage">
            <text:p>115.00%</text:p>
          </table:table-cell>
          <table:table-cell office:value-type="percentage" office:value="1.3" calcext:value-type="percentage">
            <text:p>130.00%</text:p>
          </table:table-cell>
          <table:table-cell office:value-type="percentage" office:value="1.44" calcext:value-type="percentage">
            <text:p>144.00%</text:p>
          </table:table-cell>
          <table:table-cell office:value-type="percentage" office:value="1.59" calcext:value-type="percentage">
            <text:p>159.00%</text:p>
          </table:table-cell>
          <table:table-cell office:value-type="percentage" office:value="1.73" calcext:value-type="percentage">
            <text:p>173.00%</text:p>
          </table:table-cell>
          <table:table-cell office:value-type="percentage" office:value="1.88" calcext:value-type="percentage">
            <text:p>188.00%</text:p>
          </table:table-cell>
          <table:table-cell office:value-type="percentage" office:value="2.02" calcext:value-type="percentage">
            <text:p>202.00%</text:p>
          </table:table-cell>
          <table:table-cell office:value-type="percentage" office:value="2.16" calcext:value-type="percentage">
            <text:p>216.00%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1.03" calcext:value-type="percentage">
            <text:p>103.00%</text:p>
          </table:table-cell>
          <table:table-cell office:value-type="percentage" office:value="1.17" calcext:value-type="percentage">
            <text:p>117.00%</text:p>
          </table:table-cell>
          <table:table-cell office:value-type="percentage" office:value="1.32" calcext:value-type="percentage">
            <text:p>132.00%</text:p>
          </table:table-cell>
          <table:table-cell office:value-type="percentage" office:value="1.47" calcext:value-type="percentage">
            <text:p>147.00%</text:p>
          </table:table-cell>
          <table:table-cell office:value-type="percentage" office:value="1.61" calcext:value-type="percentage">
            <text:p>161.00%</text:p>
          </table:table-cell>
          <table:table-cell office:value-type="percentage" office:value="1.76" calcext:value-type="percentage">
            <text:p>176.00%</text:p>
          </table:table-cell>
          <table:table-cell office:value-type="percentage" office:value="1.91" calcext:value-type="percentage">
            <text:p>191.00%</text:p>
          </table:table-cell>
          <table:table-cell office:value-type="percentage" office:value="2.05" calcext:value-type="percentage">
            <text:p>205.00%</text:p>
          </table:table-cell>
          <table:table-cell office:value-type="percentage" office:value="2.2" calcext:value-type="percentage">
            <text:p>220.00%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1.04" calcext:value-type="percentage">
            <text:p>104.00%</text:p>
          </table:table-cell>
          <table:table-cell office:value-type="percentage" office:value="1.19" calcext:value-type="percentage">
            <text:p>119.00%</text:p>
          </table:table-cell>
          <table:table-cell office:value-type="percentage" office:value="1.34" calcext:value-type="percentage">
            <text:p>134.00%</text:p>
          </table:table-cell>
          <table:table-cell office:value-type="percentage" office:value="1.49" calcext:value-type="percentage">
            <text:p>149.00%</text:p>
          </table:table-cell>
          <table:table-cell office:value-type="percentage" office:value="1.64" calcext:value-type="percentage">
            <text:p>164.00%</text:p>
          </table:table-cell>
          <table:table-cell office:value-type="percentage" office:value="1.79" calcext:value-type="percentage">
            <text:p>179.00%</text:p>
          </table:table-cell>
          <table:table-cell office:value-type="percentage" office:value="1.94" calcext:value-type="percentage">
            <text:p>194.00%</text:p>
          </table:table-cell>
          <table:table-cell office:value-type="percentage" office:value="2.09" calcext:value-type="percentage">
            <text:p>209.00%</text:p>
          </table:table-cell>
          <table:table-cell office:value-type="percentage" office:value="2.24" calcext:value-type="percentage">
            <text:p>224.00%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91" calcext:value-type="percentage">
            <text:p>91.00%</text:p>
          </table:table-cell>
          <table:table-cell office:value-type="percentage" office:value="1.06" calcext:value-type="percentage">
            <text:p>106.00%</text:p>
          </table:table-cell>
          <table:table-cell office:value-type="percentage" office:value="1.21" calcext:value-type="percentage">
            <text:p>121.00%</text:p>
          </table:table-cell>
          <table:table-cell office:value-type="percentage" office:value="1.36" calcext:value-type="percentage">
            <text:p>136.00%</text:p>
          </table:table-cell>
          <table:table-cell office:value-type="percentage" office:value="1.51" calcext:value-type="percentage">
            <text:p>151.00%</text:p>
          </table:table-cell>
          <table:table-cell office:value-type="percentage" office:value="1.66" calcext:value-type="percentage">
            <text:p>166.00%</text:p>
          </table:table-cell>
          <table:table-cell office:value-type="percentage" office:value="1.82" calcext:value-type="percentage">
            <text:p>182.00%</text:p>
          </table:table-cell>
          <table:table-cell office:value-type="percentage" office:value="1.97" calcext:value-type="percentage">
            <text:p>197.00%</text:p>
          </table:table-cell>
          <table:table-cell office:value-type="percentage" office:value="2.12" calcext:value-type="percentage">
            <text:p>212.00%</text:p>
          </table:table-cell>
          <table:table-cell office:value-type="percentage" office:value="2.27" calcext:value-type="percentage">
            <text:p>227.00%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percentage" office:value="0.15" calcext:value-type="percentage">
            <text:p>15.00%</text:p>
          </table:table-cell>
          <table:table-cell table:style-name="ce9" office:value-type="percentage" office:value="0.31" calcext:value-type="percentage">
            <text:p>31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61" calcext:value-type="percentage">
            <text:p>61.00%</text:p>
          </table:table-cell>
          <table:table-cell table:style-name="ce9" office:value-type="percentage" office:value="0.77" calcext:value-type="percentage">
            <text:p>77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9" office:value-type="percentage" office:value="1.08" calcext:value-type="percentage">
            <text:p>108.00%</text:p>
          </table:table-cell>
          <table:table-cell table:style-name="ce9" office:value-type="percentage" office:value="1.23" calcext:value-type="percentage">
            <text:p>123.00%</text:p>
          </table:table-cell>
          <table:table-cell table:style-name="ce9" office:value-type="percentage" office:value="1.38" calcext:value-type="percentage">
            <text:p>138.00%</text:p>
          </table:table-cell>
          <table:table-cell table:style-name="ce12" office:value-type="percentage" office:value="1.54" calcext:value-type="percentage">
            <text:p>154.00%</text:p>
          </table:table-cell>
          <table:table-cell table:style-name="ce12" office:value-type="percentage" office:value="1.69" calcext:value-type="percentage">
            <text:p>169.00%</text:p>
          </table:table-cell>
          <table:table-cell table:style-name="ce9" office:value-type="percentage" office:value="1.84" calcext:value-type="percentage">
            <text:p>184.00%</text:p>
          </table:table-cell>
          <table:table-cell table:style-name="ce15" office:value-type="percentage" office:value="2" calcext:value-type="percentage">
            <text:p>200.00%</text:p>
          </table:table-cell>
          <table:table-cell table:style-name="ce15" office:value-type="percentage" office:value="2.15" calcext:value-type="percentage">
            <text:p>215.00%</text:p>
          </table:table-cell>
          <table:table-cell table:style-name="ce18" office:value-type="percentage" office:value="2.3" calcext:value-type="percentage">
            <text:p>230.00%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  <table:table-row table:style-name="ro1" table:number-rows-repeated="3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21:35:24.681502407</meta:creation-date>
    <dc:date>2020-09-20T21:40:32.369550386</dc:date>
    <meta:editing-duration>PT5M8S</meta:editing-duration>
    <meta:editing-cycles>1</meta:editing-cycles>
    <meta:generator>LibreOffice/6.0.7.3$Linux_X86_64 LibreOffice_project/00m0$Build-3</meta:generator>
    <meta:document-statistic meta:table-count="2" meta:cell-count="655" meta:object-count="0"/>
  </office:meta>
</office:document-meta>
</file>